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3" style:family="paragraph" style:parent-style-name="Standard" style:list-style-name="L1">
      <style:paragraph-properties fo:margin-left="0.5in" fo:margin-right="0in" fo:margin-top="0in" fo:margin-bottom="0.0972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4" style:family="paragraph" style:parent-style-name="Standard" style:list-style-name="L1">
      <style:paragraph-properties fo:margin-left="0.5in" fo:margin-right="0in" fo:margin-top="0in" fo:margin-bottom="0.0972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061adc"/>
    </style:style>
    <style:style style:name="P5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6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left="0.5in" fo:margin-right="0in" fo:line-height="100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30cc" officeooo:paragraph-rsid="000b30cc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left="0.5in" fo:margin-right="0in" fo:line-height="100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b30cc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style:contextual-spacing="false" fo:line-height="138%" style:writing-mode="lr-tb"/>
    </style:style>
    <style:style style:name="P11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officeooo:rsid="000b30cc" officeooo:paragraph-rsid="000b30cc"/>
    </style:style>
    <style:style style:name="T1" style:family="text">
      <style:text-properties officeooo:rsid="00061adc"/>
    </style:style>
    <style:style style:name="T2" style:family="text">
      <style:text-properties officeooo:rsid="000959a1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30cc" style:text-blinking="false" fo:background-color="transparent" loext:char-shading-value="0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030664556" text:style-name="L1">
        <text:list-item>
          <text:p text:style-name="P2">American Chop Suey</text:p>
          <text:list>
            <text:list-item>
              <text:p text:style-name="P7">Ingredients</text:p>
              <text:list>
                <text:list-item>
                  <text:p text:style-name="P9"><text:bookmark text:name="docs-internal-guid-188e4eaa-7fff-6c74-b2ea-b9963c153c8a"/><text:span text:style-name="T2">1 lb of pasta.</text:span></text:p>
                </text:list-item>
                <text:list-item>
                  <text:p text:style-name="P9">1 lb. ground beef </text:p>
                </text:list-item>
                <text:list-item>
                  <text:p text:style-name="P8">2 cans of condensed tomato soup</text:p>
                </text:list-item>
                <text:list-item>
                  <text:p text:style-name="P6">2 cans of stewed tomatoes </text:p>
                </text:list-item>
                <text:list-item>
                  <text:p text:style-name="P10"><text:span text:style-name="T3">salt to tast</text:span><text:span text:style-name="T4">e.</text:span></text:p>
                </text:list-item>
              </text:list>
            </text:list-item>
            <text:list-item>
              <text:p text:style-name="P11"><text:span text:style-name="T3">Instructions</text:span></text:p>
              <text:list>
                <text:list-item>
                  <text:p text:style-name="P6">Cook pasta in boiling salted water according to package directions or until tender.</text:p>
                </text:list-item>
                <text:list-item>
                  <text:p text:style-name="P6">Brown ground beef.</text:p>
                </text:list-item>
                <text:list-item>
                  <text:p text:style-name="P6">Add soup and tomatoes to beef and simmer  </text:p>
                </text:list-item>
                <text:list-item>
                  <text:p text:style-name="P10"><text:span text:style-name="T3">Add cooked pasta and stir</text:span></text:p>
                </text:list-item>
              </text:list>
            </text:list-item>
          </text:list>
        </text:list-item>
        <text:list-item>
          <text:p text:style-name="P2">Uncle Peter's Sweet Potato Pudding </text:p>
        </text:list-item>
        <text:list-item>
          <text:p text:style-name="P2">Baked Chicken </text:p>
        </text:list-item>
        <text:list-item>
          <text:p text:style-name="P2">Champagne Chicken </text:p>
        </text:list-item>
        <text:list-item>
          <text:p text:style-name="P2">Creamed Mushrooms </text:p>
        </text:list-item>
        <text:list-item>
          <text:p text:style-name="P2">Singapore Salad </text:p>
        </text:list-item>
        <text:list-item>
          <text:p text:style-name="P2">Manicotti </text:p>
        </text:list-item>
        <text:list-item>
          <text:p text:style-name="P2">Red Beans &amp; Rice </text:p>
        </text:list-item>
        <text:list-item>
          <text:p text:style-name="P2">Breaded Cod </text:p>
        </text:list-item>
        <text:list-item>
          <text:p text:style-name="P2">Pork Chops, Apples, &amp; Onions </text:p>
        </text:list-item>
        <text:list-item>
          <text:p text:style-name="P2">Dad's Spaghetti </text:p>
          <text:list>
            <text:list-item>
              <text:p text:style-name="P5">Plain Spaghetti </text:p>
            </text:list-item>
            <text:list-item>
              <text:p text:style-name="P5">Frozen Spinach </text:p>
            </text:list-item>
            <text:list-item>
              <text:p text:style-name="P5">Cottage Cheese </text:p>
            </text:list-item>
          </text:list>
        </text:list-item>
        <text:list-item>
          <text:p text:style-name="P2">Pizza </text:p>
        </text:list-item>
        <text:list-item>
          <text:p text:style-name="P2">Chile (Andrew's &amp; Colin's) </text:p>
        </text:list-item>
        <text:list-item>
          <text:p text:style-name="P3">Beans and Ric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3T20:39:02.424339000</dc:date>
    <meta:editing-duration>PT39M4S</meta:editing-duration>
    <meta:editing-cycles>2</meta:editing-cycles>
    <meta:document-statistic meta:table-count="0" meta:image-count="0" meta:object-count="0" meta:page-count="1" meta:paragraph-count="28" meta:word-count="125" meta:character-count="619" meta:non-whitespace-character-count="530"/>
  </office:meta>
</office:document-meta>
</file>